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is must be the "Jinbu village" that the old
man mentioned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s this where we can find the Grandma who has
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expect so. I believe she was referred to as
"Grandma Beth"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, let's ask around and find out where 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Welcome to Jinbu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Are you travel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Forests and caves are demon hotbeds.
Wonder 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
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
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
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
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
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
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Forward! Take this, foul creature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finity ・ Union ・ Bringer!!!"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d
"Gyaaa!! I've been haaaaaad!"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deed, I'm Beth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o, who would you be?"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...'A certain school'? That raises some
questions, but never to mind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o, is there some way I can help you?"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Ah, is that it? Very well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 that case, please follow me to my home.
My house is the general store."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e general store...? Where was that, 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"It's by the village entrance. It has a signboard
that says "ＩＴＥＭ" stuck to it, so use that as a
landmark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"I'll run along and wait for you on the second
floor of that building, alright?"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